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28in"/>
    </style:style>
    <style:style style:name="co2" style:family="table-column">
      <style:table-column-properties fo:break-before="auto" style:column-width="0.35in"/>
    </style:style>
    <style:style style:name="co3" style:family="table-column">
      <style:table-column-properties fo:break-before="auto" style:column-width="1.9063in"/>
    </style:style>
    <style:style style:name="co4" style:family="table-column">
      <style:table-column-properties fo:break-before="auto" style:column-width="3.2126in"/>
    </style:style>
    <style:style style:name="co5" style:family="table-column">
      <style:table-column-properties fo:break-before="auto" style:column-width="0.198in"/>
    </style:style>
    <style:style style:name="co6" style:family="table-column">
      <style:table-column-properties fo:break-before="auto" style:column-width="0.2744in"/>
    </style:style>
    <style:style style:name="co7" style:family="table-column">
      <style:table-column-properties fo:break-before="auto" style:column-width="0.448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4374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4.1598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2.228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ngle="90"/>
    </style:style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5" table:default-cell-style-name="ce2"/>
        <table:table-column table:style-name="co8" table:default-cell-style-name="Default"/>
        <table:table-column table:style-name="co6" table:default-cell-style-name="ce2"/>
        <table:table-column table:style-name="co9" table:default-cell-style-name="ce2"/>
        <table:table-column table:style-name="co2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office:value-type="string">
            <text:p># CI-Parameter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cmd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msg type: 1=BROAD, 2=MM, 3=MS</text:p>
          </table:table-cell>
          <table:table-cell table:style-name="ce1" office:value-type="string">
            <text:p>ZZ</text:p>
          </table:table-cell>
          <table:table-cell table:style-name="ce1" office:value-type="string">
            <text:p>PBSB</text:p>
          </table:table-cell>
          <table:table-cell table:style-name="ce1" office:value-type="string">
            <text:p>NN</text:p>
          </table:table-cell>
          <table:table-cell table:style-name="ce1" office:value-type="string">
            <text:p>D1D2D3</text:p>
          </table:table-cell>
          <table:table-cell table:style-name="ce1" office:value-type="string">
            <text:p>data len</text:p>
          </table:table-cell>
          <table:table-cell table:style-name="ce1" office:value-type="string">
            <text:p>position</text:p>
          </table:table-cell>
          <table:table-cell table:style-name="ce1" office:value-type="string">
            <text:p>datatype</text:p>
          </table:table-cell>
          <table:table-cell table:style-name="ce1" office:value-type="string">
            <text:p>factor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ydraulic</text:p>
          </table:table-cell>
          <table:table-cell office:value-type="string">
            <text:p>Hydraulikschema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9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language</text:p>
          </table:table-cell>
          <table:table-cell office:value-type="string">
            <text:p>Sprachvariante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6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get</text:p>
          </table:table-cell>
          <table:table-cell office:value-type="string">
            <text:p>ci</text:p>
          </table:table-cell>
          <table:table-cell office:value-type="string">
            <text:p>holiday_period</text:p>
          </table:table-cell>
          <table:table-cell office:value-type="string">
            <text:p>Ferienzeitraum 1 Start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4300</text:p>
          </table:table-cell>
          <table:table-cell office:value-type="string">
            <text:p>12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office:value-type="string">
            <text:p>Prüfen → d1b: st1,sm1,sj1,st2,sm2,sj2,et1,em1,ej1,et2,em2,ej2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oliday_cir2_temp</text:p>
          </table:table-cell>
          <table:table-cell office:value-type="string">
            <text:p>Heizkreis-Solltemperatur Ferien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2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#get</text:p>
          </table:table-cell>
          <table:table-cell office:value-type="string">
            <text:p>ci</text:p>
          </table:table-cell>
          <table:table-cell office:value-type="string">
            <text:p>password_pin1</text:p>
          </table:table-cell>
          <table:table-cell office:value-type="string">
            <text:p>Passwort Konfiguration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C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office:value-type="string">
            <text:p>FIXME:datatyp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set_temp</text:p>
          </table:table-cell>
          <table:table-cell office:value-type="string">
            <text:p>Heizkreis2-Solltemperatu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5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  <table:table-cell office:value-type="string">
            <text:p>0/5/2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cir2_flow_temp</text:p>
          </table:table-cell>
          <table:table-cell office:value-type="string">
            <text:p>Heizkreis2-Vorlauftemperatu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2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heat_time</text:p>
          </table:table-cell>
          <table:table-cell office:value-type="string">
            <text:p>Heizzeit max. bei WW-Anforderung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4D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min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hw_wait_time</text:p>
          </table:table-cell>
          <table:table-cell office:value-type="string">
            <text:p>WW-Zeit max. bei Heizanforderung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4C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min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camber</text:p>
          </table:table-cell>
          <table:table-cell office:value-type="string">
            <text:p>Temperaturüberhöhung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F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office:value-type="string">
            <text:p>FIXME:datatyp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pre_off_time</text:p>
          </table:table-cell>
          <table:table-cell office:value-type="string">
            <text:p>Vorabschaltzeit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D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min</text:p>
          </table:table-cell>
          <table:table-cell office:value-type="string">
            <text:p>FIXME:telegram/datatyp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freeze_wait</text:p>
          </table:table-cell>
          <table:table-cell office:value-type="string">
            <text:p>Frostschutz-Verzögerung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E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temp_error</text:p>
          </table:table-cell>
          <table:table-cell office:value-type="string">
            <text:p>Temperaturfehlererkennung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3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boiler</text:p>
          </table:table-cell>
          <table:table-cell office:value-type="string">
            <text:p>Pufferspeicher vorhanden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5C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transfer</text:p>
          </table:table-cell>
          <table:table-cell office:value-type="string">
            <text:p>Mitternacht Übertragswert Energieertrag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6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  <table:table-cell office:value-type="string">
            <text:p>0/5/203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mode</text:p>
          </table:table-cell>
          <table:table-cell office:value-type="string">
            <text:p>aktueller Betriebsstatus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7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CI-Parameter - Energie Ertrag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act</text:p>
          </table:table-cell>
          <table:table-cell office:value-type="string">
            <text:p>Energie Janua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an_last</text:p>
          </table:table-cell>
          <table:table-cell office:value-type="string">
            <text:p>Energie Januar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act</text:p>
          </table:table-cell>
          <table:table-cell office:value-type="string">
            <text:p>Energie Februa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0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feb_last</text:p>
          </table:table-cell>
          <table:table-cell office:value-type="string">
            <text:p>Energie Februar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0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act</text:p>
          </table:table-cell>
          <table:table-cell office:value-type="string">
            <text:p>Energie März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1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r_last</text:p>
          </table:table-cell>
          <table:table-cell office:value-type="string">
            <text:p>Energie März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1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act</text:p>
          </table:table-cell>
          <table:table-cell office:value-type="string">
            <text:p>Energie April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1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pr_last</text:p>
          </table:table-cell>
          <table:table-cell office:value-type="string">
            <text:p>Energie April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1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act</text:p>
          </table:table-cell>
          <table:table-cell office:value-type="string">
            <text:p>Energie Mai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2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may_last</text:p>
          </table:table-cell>
          <table:table-cell office:value-type="string">
            <text:p>Energie Mai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2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act</text:p>
          </table:table-cell>
          <table:table-cell office:value-type="string">
            <text:p>Energie Juni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2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n_last</text:p>
          </table:table-cell>
          <table:table-cell office:value-type="string">
            <text:p>Energie Juni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2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act</text:p>
          </table:table-cell>
          <table:table-cell office:value-type="string">
            <text:p>Energie Juli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3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jul_last</text:p>
          </table:table-cell>
          <table:table-cell office:value-type="string">
            <text:p>Energie Juli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3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act</text:p>
          </table:table-cell>
          <table:table-cell office:value-type="string">
            <text:p>Energie August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3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aug_last</text:p>
          </table:table-cell>
          <table:table-cell office:value-type="string">
            <text:p>Energie August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3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act</text:p>
          </table:table-cell>
          <table:table-cell office:value-type="string">
            <text:p>Energie Septembe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4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sep_last</text:p>
          </table:table-cell>
          <table:table-cell office:value-type="string">
            <text:p>Energie September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4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act</text:p>
          </table:table-cell>
          <table:table-cell office:value-type="string">
            <text:p>Energie Oktobe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4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oct_last</text:p>
          </table:table-cell>
          <table:table-cell office:value-type="string">
            <text:p>Energie Oktober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4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act</text:p>
          </table:table-cell>
          <table:table-cell office:value-type="string">
            <text:p>Energie Novembe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5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nov_last</text:p>
          </table:table-cell>
          <table:table-cell office:value-type="string">
            <text:p>Energie November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5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act</text:p>
          </table:table-cell>
          <table:table-cell office:value-type="string">
            <text:p>Energie Dezembe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5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</text:p>
          </table:table-cell>
          <table:table-cell office:value-type="string">
            <text:p>yield_dec_last</text:p>
          </table:table-cell>
          <table:table-cell office:value-type="string">
            <text:p>Energie Dezember Vorjahr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58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 table:number-columns-repeated="3"/>
        </table:table-row>
        <table:table-row table:style-name="ro2">
          <table:table-cell office:value-type="string">
            <text:p># AMU Waermepump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#get</text:p>
          </table:table-cell>
          <table:table-cell office:value-type="string">
            <text:p>amu</text:p>
          </table:table-cell>
          <table:table-cell office:value-type="string">
            <text:p>date</text:p>
          </table:table-cell>
          <table:table-cell office:value-type="string">
            <text:p>Datum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900</text:p>
          </table:table-cell>
          <table:table-cell office:value-type="string">
            <text:p>3</text:p>
          </table:table-cell>
          <table:table-cell table:style-name="Default" office:value-type="string">
            <text:p>1,2,3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d.m.y</text:p>
          </table:table-cell>
          <table:table-cell office:value-type="string">
            <text:p>FIXME:datatyp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eekday</text:p>
          </table:table-cell>
          <table:table-cell office:value-type="string">
            <text:p>Wochenta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A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Mo=0</text:p>
          </table:table-cell>
          <table:table-cell table:number-columns-repeated="3"/>
        </table:table-row>
        <table:table-row table:style-name="ro2">
          <table:table-cell office:value-type="string">
            <text:p>#get</text:p>
          </table:table-cell>
          <table:table-cell office:value-type="string">
            <text:p>amu</text:p>
          </table:table-cell>
          <table:table-cell office:value-type="string">
            <text:p>time</text:p>
          </table:table-cell>
          <table:table-cell office:value-type="string">
            <text:p>Zei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800</text:p>
          </table:table-cell>
          <table:table-cell office:value-type="string">
            <text:p>3</text:p>
          </table:table-cell>
          <table:table-cell table:style-name="Default" office:value-type="string">
            <text:p>1,2,3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s.m.h</text:p>
          </table:table-cell>
          <table:table-cell office:value-type="string">
            <text:p>FIYME:datatyp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wp_stat</text:p>
          </table:table-cell>
          <table:table-cell office:value-type="string">
            <text:p>Waermepumpen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D0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get</text:p>
          </table:table-cell>
          <table:table-cell office:value-type="string">
            <text:p>amu</text:p>
          </table:table-cell>
          <table:table-cell office:value-type="string">
            <text:p>comp_lock_time</text:p>
          </table:table-cell>
          <table:table-cell office:value-type="string">
            <text:p>Kompressorsperrzei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501</text:p>
          </table:table-cell>
          <table:table-cell office:value-type="string">
            <text:p>4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min</text:p>
          </table:table-cell>
          <table:table-cell office:value-type="string">
            <text:p>FIYME:datatyp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avail</text:p>
          </table:table-cell>
          <table:table-cell office:value-type="string">
            <text:p>Zusatzheizung vorhanden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2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bivalent</text:p>
          </table:table-cell>
          <table:table-cell office:value-type="string">
            <text:p>Zusatzheizung - Bivalenzpunk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65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terese</text:p>
          </table:table-cell>
          <table:table-cell office:value-type="string">
            <text:p>Zusatzheizung – Hysterese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E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ys_delay</text:p>
          </table:table-cell>
          <table:table-cell office:value-type="string">
            <text:p>Zusatzheizung – Verzögerung Hysterese 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E0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min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EI</text:p>
          </table:table-cell>
          <table:table-cell office:value-type="string">
            <text:p>Zusatzheizung – EnergieIntegral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F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°min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heating</text:p>
          </table:table-cell>
          <table:table-cell office:value-type="string">
            <text:p>Zusatzheizung – Heizu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63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zh_water</text:p>
          </table:table-cell>
          <table:table-cell office:value-type="string">
            <text:p>Zusatzheizung – WarmWasse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64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<text:s text:c="8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ysteres</text:p>
          </table:table-cell>
          <table:table-cell office:value-type="string">
            <text:p>Kompressor – Hysterese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D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energy_int</text:p>
          </table:table-cell>
          <table:table-cell office:value-type="string">
            <text:p>Kompressor <text:s/>- EnergieIntegral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C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°min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_hour</text:p>
          </table:table-cell>
          <table:table-cell office:value-type="string">
            <text:p>Kompressor – Starts pro Stunde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4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max_in</text:p>
          </table:table-cell>
          <table:table-cell office:value-type="string">
            <text:p>Kompressor <text:s/>- max. Rücklauftemperatu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3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# <text:s text:c="5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spreiz</text:p>
          </table:table-cell>
          <table:table-cell office:value-type="string">
            <text:p>Quelle – zul. Spreizu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6E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frost</text:p>
          </table:table-cell>
          <table:table-cell office:value-type="string">
            <text:p>Quelle – Einfrierschutz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A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#get</text:p>
          </table:table-cell>
          <table:table-cell office:value-type="string">
            <text:p>amu</text:p>
          </table:table-cell>
          <table:table-cell office:value-type="string">
            <text:p>brine_pump_pre_time</text:p>
          </table:table-cell>
          <table:table-cell office:value-type="string">
            <text:p>Quelle – Vorlaufzeit Quellenpumpe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6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min</text:p>
          </table:table-cell>
          <table:table-cell office:value-type="string">
            <text:p>FIXME:datatyp</text:p>
          </table:table-cell>
          <table:table-cell table:number-columns-repeated="2"/>
        </table:table-row>
        <table:table-row table:style-name="ro2">
          <table:table-cell office:value-type="string">
            <text:p># <text:s text:c="3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offset_pump_min</text:p>
          </table:table-cell>
          <table:table-cell office:value-type="string">
            <text:p>Ausschaltzeit bcderne Heizkreispumpe (Minuten)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9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min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preset_pump_sek</text:p>
          </table:table-cell>
          <table:table-cell office:value-type="string">
            <text:p>Interne Heizkreispumpe Vorlaufzeit (Sekunden)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80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office:value-type="string">
            <text:p># <text:s text:c="5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heating</text:p>
          </table:table-cell>
          <table:table-cell office:value-type="string">
            <text:p>Kompressorlaufzeit Heizu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B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water</text:p>
          </table:table-cell>
          <table:table-cell office:value-type="string">
            <text:p>Kompressorlaufzeit WW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C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h_sum</text:p>
          </table:table-cell>
          <table:table-cell office:value-type="string">
            <text:p>Kompressorlaufzeit gesam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A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mp_starts</text:p>
          </table:table-cell>
          <table:table-cell office:value-type="string">
            <text:p>Kompressorstart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A9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sum</text:p>
          </table:table-cell>
          <table:table-cell office:value-type="string">
            <text:p>Zusatzheizung gesam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A1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heating</text:p>
          </table:table-cell>
          <table:table-cell office:value-type="string">
            <text:p>Zusatzheizung Heizen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A2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h_water</text:p>
          </table:table-cell>
          <table:table-cell office:value-type="string">
            <text:p>Zusatzheizung WW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A3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oiler_starts</text:p>
          </table:table-cell>
          <table:table-cell office:value-type="string">
            <text:p>Zusatzheizung Start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3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<text:s text:c="7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cooling_preset</text:p>
          </table:table-cell>
          <table:table-cell office:value-type="string">
            <text:p>Kühlungsvorlaufsollwer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4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rine_pump_cooling_h</text:p>
          </table:table-cell>
          <table:table-cell office:value-type="string">
            <text:p>Solepumpenlaufzeit Kühlbetrieb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D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h</text:p>
          </table:table-cell>
          <table:table-cell office:value-type="string">
            <text:p>FIXME:datatyp</text:p>
          </table:table-cell>
          <table:table-cell table:number-columns-repeated="2"/>
        </table:table-row>
        <table:table-row table:style-name="ro2">
          <table:table-cell office:value-type="string">
            <text:p># <text:s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ervice_time</text:p>
          </table:table-cell>
          <table:table-cell office:value-type="string">
            <text:p>Servicezei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66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venting</text:p>
          </table:table-cell>
          <table:table-cell office:value-type="string">
            <text:p>Entlüftu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3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<text:s text:c="5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#get</text:p>
          </table:table-cell>
          <table:table-cell office:value-type="string">
            <text:p>amu</text:p>
          </table:table-cell>
          <table:table-cell office:value-type="string">
            <text:p>code_1</text:p>
          </table:table-cell>
          <table:table-cell office:value-type="string">
            <text:p>Code 1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7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FIXME:datatyp</text:p>
          </table:table-cell>
          <table:table-cell table:number-columns-repeated="2"/>
        </table:table-row>
        <table:table-row table:style-name="ro2">
          <table:table-cell office:value-type="string">
            <text:p>#get</text:p>
          </table:table-cell>
          <table:table-cell office:value-type="string">
            <text:p>amu</text:p>
          </table:table-cell>
          <table:table-cell office:value-type="string">
            <text:p>code_2</text:p>
          </table:table-cell>
          <table:table-cell office:value-type="string">
            <text:p>Code 2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8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FIXME:datatyp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save_codes</text:p>
          </table:table-cell>
          <table:table-cell office:value-type="string">
            <text:p>Codes übernehmen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4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<text:s text:c="5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stat</text:p>
          </table:table-cell>
          <table:table-cell office:value-type="string">
            <text:p>Hocheffizenzpumpen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8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</text:p>
          </table:table-cell>
          <table:table-cell office:value-type="string">
            <text:p>Hocheffizienzpumpengeschw. %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AC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high_eff_pump_perc_heating</text:p>
          </table:table-cell>
          <table:table-cell office:value-type="string">
            <text:p>Pumpensollwert in% beim Heizen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AE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# <text:s text:c="5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amu</text:p>
          </table:table-cell>
          <table:table-cell office:value-type="string">
            <text:p>bivalentmode</text:p>
          </table:table-cell>
          <table:table-cell office:value-type="string">
            <text:p>Bivalenzmod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E3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Messwert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yield_sum</text:p>
          </table:table-cell>
          <table:table-cell office:value-type="string">
            <text:p>Energieertra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C00</text:p>
          </table:table-cell>
          <table:table-cell office:value-type="string">
            <text:p>4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kWh</text:p>
          </table:table-cell>
          <table:table-cell/>
          <table:table-cell office:value-type="string">
            <text:p>0/5/206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in_temp</text:p>
          </table:table-cell>
          <table:table-cell office:value-type="string">
            <text:p>Quellentemperatu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F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  <table:table-cell office:value-type="string">
            <text:p>0/5/204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in_stat</text:p>
          </table:table-cell>
          <table:table-cell office:value-type="string">
            <text:p>Quellentemperatur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F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out_temp</text:p>
          </table:table-cell>
          <table:table-cell office:value-type="string">
            <text:p>Austrittstemperatu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8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  <table:table-cell office:value-type="string">
            <text:p>0/5/20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out_stat</text:p>
          </table:table-cell>
          <table:table-cell office:value-type="string">
            <text:p>Austrittstemperatur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8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</text:p>
          </table:table-cell>
          <table:table-cell office:value-type="string">
            <text:p>Druck Wärmequelle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6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0.256</text:p>
          </table:table-cell>
          <table:table-cell office:value-type="string">
            <text:p>bar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tat</text:p>
          </table:table-cell>
          <table:table-cell office:value-type="string">
            <text:p>Status Quellenpumpe I/O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9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rine_press_switch</text:p>
          </table:table-cell>
          <table:table-cell office:value-type="string">
            <text:p>Soledruckschalte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6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igh_press</text:p>
          </table:table-cell>
          <table:table-cell office:value-type="string">
            <text:p>Hochdruck Kältekrei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4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0.256</text:p>
          </table:table-cell>
          <table:table-cell office:value-type="string">
            <text:p>bar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igh_press_stat</text:p>
          </table:table-cell>
          <table:table-cell office:value-type="string">
            <text:p>Hochdruck Kältekreis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4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low_press</text:p>
          </table:table-cell>
          <table:table-cell office:value-type="string">
            <text:p>Niederdruck Kältekrei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5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0.256</text:p>
          </table:table-cell>
          <table:table-cell office:value-type="string">
            <text:p>bar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low_press_stat</text:p>
          </table:table-cell>
          <table:table-cell office:value-type="string">
            <text:p>Niederdruck Kältekreis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5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overheat_temp</text:p>
          </table:table-cell>
          <table:table-cell office:value-type="string">
            <text:p>Überhitzu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D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undercool_temp</text:p>
          </table:table-cell>
          <table:table-cell office:value-type="string">
            <text:p>Unterkühlu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E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EI_current</text:p>
          </table:table-cell>
          <table:table-cell office:value-type="string">
            <text:p>Energiebcdegral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0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256.000</text:p>
          </table:table-cell>
          <table:table-cell office:value-type="string">
            <text:p>min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n_temp</text:p>
          </table:table-cell>
          <table:table-cell office:value-type="string">
            <text:p>Kompressortemperatur Ebcd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2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n_stat</text:p>
          </table:table-cell>
          <table:table-cell office:value-type="string">
            <text:p>Kompressortemperatur Ebcdritt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2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out_temp</text:p>
          </table:table-cell>
          <table:table-cell office:value-type="string">
            <text:p>Kompressortemperatur Aust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404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out_stat</text:p>
          </table:table-cell>
          <table:table-cell office:value-type="string">
            <text:p>Kompressortemperatur Austritt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4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ev_in_temp</text:p>
          </table:table-cell>
          <table:table-cell office:value-type="string">
            <text:p>TEV-Ebcd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D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ev_stat</text:p>
          </table:table-cell>
          <table:table-cell office:value-type="string">
            <text:p>TEV-Ebcdritt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D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restostate</text:p>
          </table:table-cell>
          <table:table-cell office:value-type="string">
            <text:p>Prestostate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5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omp_io</text:p>
          </table:table-cell>
          <table:table-cell office:value-type="string">
            <text:p>Status kompresseor I/O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D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io</text:p>
          </table:table-cell>
          <table:table-cell office:value-type="string">
            <text:p>Status Zusatzheizung I/O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5F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6_temp</text:p>
          </table:table-cell>
          <table:table-cell office:value-type="string">
            <text:p>Vorlauftemperatur T6 (bcdern)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9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6_stat</text:p>
          </table:table-cell>
          <table:table-cell office:value-type="string">
            <text:p>Vorlauftemperatur T6 (bcdern)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9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5_temp</text:p>
          </table:table-cell>
          <table:table-cell office:value-type="string">
            <text:p>Rücklauftemperatur T5 (bcdern)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A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T5_stat</text:p>
          </table:table-cell>
          <table:table-cell office:value-type="string">
            <text:p>Rücklauftemperatur T5 (bcdern)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A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ress</text:p>
          </table:table-cell>
          <table:table-cell office:value-type="string">
            <text:p>Heizanlagendruck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2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0.256</text:p>
          </table:table-cell>
          <table:table-cell office:value-type="string">
            <text:p>bar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ress_stat</text:p>
          </table:table-cell>
          <table:table-cell office:value-type="string">
            <text:p>Heizanlagendruck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2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heat_pump_io</text:p>
          </table:table-cell>
          <table:table-cell office:value-type="string">
            <text:p>Status Heizkreispumpe I/O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7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1_temp</text:p>
          </table:table-cell>
          <table:table-cell office:value-type="string">
            <text:p>Vorlauftemperatur VF1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1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1_stat</text:p>
          </table:table-cell>
          <table:table-cell office:value-type="string">
            <text:p>Vorlauftemperatur VF1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1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RF1_temp</text:p>
          </table:table-cell>
          <table:table-cell office:value-type="string">
            <text:p>Rücklauftemperatur RF1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7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RF1_stat</text:p>
          </table:table-cell>
          <table:table-cell office:value-type="string">
            <text:p>Rücklauftemperatur RF1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7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2_temp</text:p>
          </table:table-cell>
          <table:table-cell office:value-type="string">
            <text:p>Vorlauftemperatur VF2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3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  <table:table-cell office:value-type="string">
            <text:p>0/5/201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F2_stat</text:p>
          </table:table-cell>
          <table:table-cell office:value-type="string">
            <text:p>Vorlauftemperatur VF2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3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get</text:p>
          </table:table-cell>
          <table:table-cell office:value-type="string">
            <text:p>mv</text:p>
          </table:table-cell>
          <table:table-cell office:value-type="string">
            <text:p>mixer_stat</text:p>
          </table:table-cell>
          <table:table-cell office:value-type="string">
            <text:p>Mischer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E00</text:p>
          </table:table-cell>
          <table:table-cell table:number-columns-repeated="2" office:value-type="string">
            <text:p>1</text:p>
          </table:table-cell>
          <table:table-cell office:value-type="string">
            <text:p>-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office:value-type="string">
            <text:p>FIXME:datatyp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ump_stat</text:p>
          </table:table-cell>
          <table:table-cell office:value-type="string">
            <text:p>Pumpen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8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# <text:s text:c="6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temp</text:p>
          </table:table-cell>
          <table:table-cell office:value-type="string">
            <text:p>Speichertemperatu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0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boiler_temp_stat</text:p>
          </table:table-cell>
          <table:table-cell office:value-type="string">
            <text:p>Speichertemperatur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0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pump_io</text:p>
          </table:table-cell>
          <table:table-cell office:value-type="string">
            <text:p>Status Zirkulationspumpe I/O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C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valve</text:p>
          </table:table-cell>
          <table:table-cell office:value-type="string">
            <text:p>Umschaltventil Heizen/WW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0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irc_once</text:p>
          </table:table-cell>
          <table:table-cell office:value-type="string">
            <text:p>Status 1x ZP-Eingang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<text:s text:c="4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ower_bcderrupt</text:p>
          </table:table-cell>
          <table:table-cell office:value-type="string">
            <text:p>Stromunterbrechung 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11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stat</text:p>
          </table:table-cell>
          <table:table-cell office:value-type="string">
            <text:p>Phasen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8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phase_rot_stat</text:p>
          </table:table-cell>
          <table:table-cell office:value-type="string">
            <text:p>Drehfeld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57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curr_limiter</text:p>
          </table:table-cell>
          <table:table-cell office:value-type="string">
            <text:p>Anlaufstrombegrenze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F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<text:s text:c="5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at_temp</text:p>
          </table:table-cell>
          <table:table-cell office:value-type="string">
            <text:p>Aussentempertu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600</text:p>
          </table:table-cell>
          <table:table-cell office:value-type="string">
            <text:p>3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/>
          <table:table-cell office:value-type="string">
            <text:p>0/5/200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mv</text:p>
          </table:table-cell>
          <table:table-cell office:value-type="string">
            <text:p>at_stat</text:p>
          </table:table-cell>
          <table:table-cell office:value-type="string">
            <text:p>Aussentempertur Fühler Status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0600</text:p>
          </table:table-cell>
          <table:table-cell table:number-columns-repeated="2" office:value-type="string">
            <text:p>3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Kalibrierung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outdoor</text:p>
          </table:table-cell>
          <table:table-cell office:value-type="string">
            <text:p>Kalibrierung – Aussentemperatu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3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in</text:p>
          </table:table-cell>
          <table:table-cell office:value-type="string">
            <text:p>Kalibrierung - Quelle Ebcd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D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rine_out</text:p>
          </table:table-cell>
          <table:table-cell office:value-type="string">
            <text:p>Kalibrierung - Quelle Aust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9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oiler</text:p>
          </table:table-cell>
          <table:table-cell office:value-type="string">
            <text:p>Kalibrierung – WW-Speicher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4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flow</text:p>
          </table:table-cell>
          <table:table-cell office:value-type="string">
            <text:p>Kalibrierung – Vorlauf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A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heat_return</text:p>
          </table:table-cell>
          <table:table-cell office:value-type="string">
            <text:p>Kalibrierung – Rücklauf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B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VF2</text:p>
          </table:table-cell>
          <table:table-cell office:value-type="string">
            <text:p>Kalibrierung - Vorlauf VF2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5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in</text:p>
          </table:table-cell>
          <table:table-cell office:value-type="string">
            <text:p>Kalibrierung - Kompressor Ebcd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6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comp_out</text:p>
          </table:table-cell>
          <table:table-cell office:value-type="string">
            <text:p>Kalibrierung - Kompressor Austritt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7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in</text:p>
          </table:table-cell>
          <table:table-cell office:value-type="string">
            <text:p>Kalibrierung – Puffer RL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4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al</text:p>
          </table:table-cell>
          <table:table-cell office:value-type="string">
            <text:p>buffer_out</text:p>
          </table:table-cell>
          <table:table-cell office:value-type="string">
            <text:p>Kalibrierung – Puffer VL</text:p>
          </table:table-cell>
          <table:table-cell office:value-type="string">
            <text:p>3</text:p>
          </table:table-cell>
          <table:table-cell office:value-type="string">
            <text:p>08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301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#WW-Kreis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ode</text:p>
          </table:table-cell>
          <table:table-cell office:value-type="string">
            <text:p>WW – Betriebsmodus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emp</text:p>
          </table:table-cell>
          <table:table-cell office:value-type="string">
            <text:p>WW – Solltemperatur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2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min_temp</text:p>
          </table:table-cell>
          <table:table-cell office:value-type="string">
            <text:p>WW – Min. Temperatur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3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protect</text:p>
          </table:table-cell>
          <table:table-cell office:value-type="string">
            <text:p>WW – Legionellenschutz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40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a_wday</text:p>
          </table:table-cell>
          <table:table-cell office:value-type="string">
            <text:p>WW – Legionellenschutz Wochentag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C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Mo=0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legionelle_starttime</text:p>
          </table:table-cell>
          <table:table-cell office:value-type="string">
            <text:p>WW – Legionellenschutz Startzeit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67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b</text:p>
          </table:table-cell>
          <table:table-cell office:value-type="string">
            <text:p>1.000</text:p>
          </table:table-cell>
          <table:table-cell office:value-type="string">
            <text:p>hh24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layered</text:p>
          </table:table-cell>
          <table:table-cell office:value-type="string">
            <text:p>WW – Pumpe layered tank (Schichtenspeicher) 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1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coyled</text:p>
          </table:table-cell>
          <table:table-cell office:value-type="string">
            <text:p>WW – Pumpe coiled tank (Spirale) 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2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hw</text:p>
          </table:table-cell>
          <table:table-cell office:value-type="string">
            <text:p>tank_mode</text:p>
          </table:table-cell>
          <table:table-cell office:value-type="string">
            <text:p>WW – Speicher = coiled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D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Heizkreis 2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C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2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/>
          <table:table-cell office:value-type="string">
            <text:p>0/5/102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3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5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01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6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0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1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8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dd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B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# <text:s text:c="6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C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6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801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701</text:p>
          </table:table-cell>
          <table:table-cell table:number-columns-repeated="2" office:value-type="string">
            <text:p>1</text:p>
          </table:table-cell>
          <table:table-cell office:value-type="string">
            <text:p>d1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B01</text:p>
          </table:table-cell>
          <table:table-cell table:number-columns-repeated="2" office:value-type="string">
            <text:p>1</text:p>
          </table:table-cell>
          <table:table-cell office:value-type="string">
            <text:p>d1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5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get</text:p>
          </table:table-cell>
          <table:table-cell office:value-type="string">
            <text:p>cir2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701</text:p>
          </table:table-cell>
          <table:table-cell office:value-type="string">
            <text:p>4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FIXME:datatyp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cooling_request</text:p>
          </table:table-cell>
          <table:table-cell office:value-type="string">
            <text:p>HK spezifische Kühlanforderung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3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<text:s text:c="8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9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A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F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0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2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office:value-type="string">
            <text:p>3</text:p>
          </table:table-cell>
          <table:table-cell office:value-type="string">
            <text:p>50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E1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# Heizkreis 4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C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2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3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500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1b</text:p>
          </table:table-cell>
          <table:table-cell office:value-type="string">
            <text:p>0.01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6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0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1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8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dd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B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# <text:s text:c="7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C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6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801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701</text:p>
          </table:table-cell>
          <table:table-cell table:number-columns-repeated="2" office:value-type="string">
            <text:p>1</text:p>
          </table:table-cell>
          <table:table-cell office:value-type="string">
            <text:p>d1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B01</text:p>
          </table:table-cell>
          <table:table-cell table:number-columns-repeated="2" office:value-type="string">
            <text:p>1</text:p>
          </table:table-cell>
          <table:table-cell office:value-type="string">
            <text:p>d1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5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get</text:p>
          </table:table-cell>
          <table:table-cell office:value-type="string">
            <text:p>cir4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701</text:p>
          </table:table-cell>
          <table:table-cell office:value-type="string">
            <text:p>4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FIXME:datatyp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cooling_request</text:p>
          </table:table-cell>
          <table:table-cell office:value-type="string">
            <text:p>HK spezifische Kühlanforderung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3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<text:s text:c="9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9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A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F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0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4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office:value-type="string">
            <text:p>3</text:p>
          </table:table-cell>
          <table:table-cell office:value-type="string">
            <text:p>52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E1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# Heizkreis 5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ode</text:p>
          </table:table-cell>
          <table:table-cell office:value-type="string">
            <text:p>Heizkreis - Betriebsart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2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type</text:p>
          </table:table-cell>
          <table:table-cell office:value-type="string">
            <text:p>Heizkreis - Kreis Typ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C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day</text:p>
          </table:table-cell>
          <table:table-cell office:value-type="string">
            <text:p>Heizkreis – Raumsolltemperatur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2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rt_night</text:p>
          </table:table-cell>
          <table:table-cell office:value-type="string">
            <text:p>Heizkreis – Absenktemperatur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3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5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urve</text:p>
          </table:table-cell>
          <table:table-cell office:value-type="string">
            <text:p>Heizkreis – Heizkurve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50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0.01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at_off</text:p>
          </table:table-cell>
          <table:table-cell office:value-type="string">
            <text:p>Heizkreis – Aussentemperatur Abschaltgrenze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6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in</text:p>
          </table:table-cell>
          <table:table-cell office:value-type="string">
            <text:p>Heizkreis - minimale Vorlauftemperatur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0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vl_max</text:p>
          </table:table-cell>
          <table:table-cell office:value-type="string">
            <text:p>Heizkreis - maximale Vorlauftemperatur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100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pre_hours</text:p>
          </table:table-cell>
          <table:table-cell office:value-type="string">
            <text:p>Heizkreis - max. Voraufheizung in Stunden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8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h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estrich</text:p>
          </table:table-cell>
          <table:table-cell office:value-type="string">
            <text:p>Heizkreis Estrichtrocknung Tag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3B00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dd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floor_protect</text:p>
          </table:table-cell>
          <table:table-cell office:value-type="string">
            <text:p>Fußbodenschutz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7B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# <text:s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</text:p>
          </table:table-cell>
          <table:table-cell office:value-type="string">
            <text:p>Kühlbetrieb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C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support</text:p>
          </table:table-cell>
          <table:table-cell office:value-type="string">
            <text:p>Kühlbetrieb supported/ für freigegeben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6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outdoor_24h_average</text:p>
          </table:table-cell>
          <table:table-cell office:value-type="string">
            <text:p>Außentemperatur mittel 24h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801</text:p>
          </table:table-cell>
          <table:table-cell office:value-type="string">
            <text:p>2</text:p>
          </table:table-cell>
          <table:table-cell office:value-type="string">
            <text:p>1,2</text:p>
          </table:table-cell>
          <table:table-cell office:value-type="string">
            <text:p>d2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offset_outdoor</text:p>
          </table:table-cell>
          <table:table-cell office:value-type="string">
            <text:p>Kühlung Offset AT-Abschaltgrenze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701</text:p>
          </table:table-cell>
          <table:table-cell table:number-columns-repeated="2" office:value-type="string">
            <text:p>1</text:p>
          </table:table-cell>
          <table:table-cell office:value-type="string">
            <text:p>d1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cool&gt;heat</text:p>
          </table:table-cell>
          <table:table-cell office:value-type="string">
            <text:p>Sperrzeit Kuehlung &gt; Heizung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4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locktime_heat&gt;cool</text:p>
          </table:table-cell>
          <table:table-cell office:value-type="string">
            <text:p>Sperrzeit Heizung &gt; Kühlung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5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min_diff</text:p>
          </table:table-cell>
          <table:table-cell office:value-type="string">
            <text:p>min Diff VL / RT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B01</text:p>
          </table:table-cell>
          <table:table-cell table:number-columns-repeated="2" office:value-type="string">
            <text:p>1</text:p>
          </table:table-cell>
          <table:table-cell office:value-type="string">
            <text:p>d1c</text:p>
          </table:table-cell>
          <table:table-cell office:value-type="string">
            <text:p>1.000</text:p>
          </table:table-cell>
          <table:table-cell office:value-type="string">
            <text:p>°C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oliday_cooling</text:p>
          </table:table-cell>
          <table:table-cell office:value-type="string">
            <text:p>Kühlen im Ferienbetrieb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5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get</text:p>
          </table:table-cell>
          <table:table-cell office:value-type="string">
            <text:p>cir5</text:p>
          </table:table-cell>
          <table:table-cell office:value-type="string">
            <text:p>statbit_cooling</text:p>
          </table:table-cell>
          <table:table-cell office:value-type="string">
            <text:p>Statusbit Kühlfunktion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9701</text:p>
          </table:table-cell>
          <table:table-cell office:value-type="string">
            <text:p>4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table:style-name="Default"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FIXME:datatyp</text:p>
          </table:table-cell>
          <table:table-cell table:number-columns-repeated="2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cooling_request</text:p>
          </table:table-cell>
          <table:table-cell office:value-type="string">
            <text:p>HK spezifische Kühlanforderung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83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# <text:s text:c="4"/></text:p>
          </table:table-cell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stat</text:p>
          </table:table-cell>
          <table:table-cell office:value-type="string">
            <text:p>Status Heizkreispumpe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901</text:p>
          </table:table-cell>
          <table:table-cell table:number-columns-repeated="2" office:value-type="string">
            <text:p>1</text:p>
          </table:table-cell>
          <table:table-cell office:value-type="string">
            <text:p>bcd</text:p>
          </table:table-cell>
          <table:table-cell office:value-type="string">
            <text:p>1.000</text:p>
          </table:table-cell>
          <table:table-cell office:value-type="string">
            <text:p>-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curr</text:p>
          </table:table-cell>
          <table:table-cell office:value-type="string">
            <text:p>akt. PWM-Wert Heizkreizpumpe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A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load</text:p>
          </table:table-cell>
          <table:table-cell office:value-type="string">
            <text:p>Heizkreispumpe bei Pufferladung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BF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heat</text:p>
          </table:table-cell>
          <table:table-cell office:value-type="string">
            <text:p>Heizkreispumpe Standardwert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C0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  <table:table-row table:style-name="ro2">
          <table:table-cell office:value-type="string">
            <text:p>get</text:p>
          </table:table-cell>
          <table:table-cell office:value-type="string">
            <text:p>cir5</text:p>
          </table:table-cell>
          <table:table-cell office:value-type="string">
            <text:p>heat_pump_pause</text:p>
          </table:table-cell>
          <table:table-cell office:value-type="string">
            <text:p>Heizkreispumpe in Pausen</text:p>
          </table:table-cell>
          <table:table-cell office:value-type="string">
            <text:p>3</text:p>
          </table:table-cell>
          <table:table-cell office:value-type="string">
            <text:p>53</text:p>
          </table:table-cell>
          <table:table-cell office:value-type="string">
            <text:p>B509</text:p>
          </table:table-cell>
          <table:table-cell office:value-type="string">
            <text:p>3</text:p>
          </table:table-cell>
          <table:table-cell office:value-type="string">
            <text:p>0DE101</text:p>
          </table:table-cell>
          <table:table-cell table:number-columns-repeated="2" office:value-type="string">
            <text:p>1</text:p>
          </table:table-cell>
          <table:table-cell office:value-type="string">
            <text:p>d1b</text:p>
          </table:table-cell>
          <table:table-cell office:value-type="string">
            <text:p>1.000</text:p>
          </table:table-cell>
          <table:table-cell office:value-type="string">
            <text:p>%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2/15/2013</text:date>, <text:time>10:05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3-02-15T10:01:42.47</dc:date>
    <meta:editing-duration>PT00H14M37S</meta:editing-duration>
    <meta:editing-cycles>5</meta:editing-cycles>
    <dc:creator>Mirko Hirsch</dc:creator>
    <meta:document-statistic meta:table-count="1" meta:cell-count="3265" meta:object-count="0"/>
  </office:meta>
</office:document-meta>
</file>